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2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1"/>
          <table:covered-table-cell table:style-name="ce5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z3-duality</text:p>
          </table:table-cell>
          <table:covered-table-cell table:style-name="ce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631.13" calcext:value-type="float">
            <text:p>631.1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unsat</text:p>
          </table:table-cell>
          <table:table-cell office:value-type="float" office:value="1305.35" calcext:value-type="float">
            <text:p>1305.35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527.05" calcext:value-type="float">
            <text:p>527.0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unsat</text:p>
          </table:table-cell>
          <table:table-cell office:value-type="float" office:value="50.41" calcext:value-type="float">
            <text:p>50.41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unsat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unsat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18.21" calcext:value-type="float">
            <text:p>718.2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unsat</text:p>
          </table:table-cell>
          <table:table-cell office:value-type="float" office:value="326.63" calcext:value-type="float">
            <text:p>326.63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46.23" calcext:value-type="float">
            <text:p>146.23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unsat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table:number-columns-repeated="3"/>
          <table:table-cell table:formula="of:=SUM([.D3:.D8])" office:value-type="float" office:value="2025.88" calcext:value-type="float">
            <text:p>2025.88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1792.82" calcext:value-type="float">
            <text:p>1792.82</text:p>
          </table:table-cell>
          <table:table-cell table:number-columns-repeated="2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1-31T19:21:16.033610026</dc:date>
    <meta:editing-duration>PT1H3M11S</meta:editing-duration>
    <meta:editing-cycles>5</meta:editing-cycles>
    <meta:generator>LibreOffice/4.3.3.2$Linux_X86_64 LibreOffice_project/430m0$Build-2</meta:generator>
    <meta:document-statistic meta:table-count="1" meta:cell-count="107" meta:object-count="0"/>
  </office:meta>
</office:document-meta>
</file>